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9">
      <style:paragraph-properties fo:line-height="100%" fo:text-align="start" style:justify-single-word="false"/>
      <style:text-properties style:font-name="Times New Roman" fo:font-size="12pt" fo:font-weight="normal" officeooo:rsid="000b63a3" officeooo:paragraph-rsid="000b63a3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left="-0.1256in" fo:margin-right="0in" fo:line-height="100%" fo:text-align="center" style:justify-single-word="false" fo:text-indent="0in" style:auto-text-indent="false"/>
      <style:text-properties style:font-name="Times New Roman" fo:font-size="12pt" fo:font-weight="normal" officeooo:paragraph-rsid="000b63a3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margin-left="-0.1256in" fo:margin-right="0in" fo:line-height="100%" fo:text-align="center" style:justify-single-word="false" fo:text-indent="0in" style:auto-text-indent="false"/>
      <style:text-properties style:font-name="Times New Roman" fo:font-size="12pt" fo:font-weight="normal" officeooo:rsid="000b63a3" officeooo:paragraph-rsid="000b63a3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2pt" fo:font-weight="normal" officeooo:rsid="000b63a3" officeooo:paragraph-rsid="000b63a3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2pt" fo:font-weight="normal" officeooo:rsid="000c71f9" officeooo:paragraph-rsid="000c71f9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Times New Roman" fo:font-size="12pt" fo:font-weight="normal" officeooo:rsid="000c71f9" officeooo:paragraph-rsid="000e4996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2pt" fo:font-weight="normal" officeooo:rsid="000c71f9" officeooo:paragraph-rsid="000d82c5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2pt" fo:font-weight="normal" officeooo:rsid="000c71f9" officeooo:paragraph-rsid="000e4996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2pt" fo:font-weight="normal" officeooo:rsid="000e4996" officeooo:paragraph-rsid="000e4996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 style:list-style-name="L50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0e4996" officeooo:paragraph-rsid="000e4996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0e4996" officeooo:paragraph-rsid="000e4996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0fbd3b" officeooo:paragraph-rsid="000fbd3b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font-weight="normal" officeooo:rsid="000fbd3b" officeooo:paragraph-rsid="000fbd3b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1abd5" officeooo:paragraph-rsid="0011abd5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1abd5" officeooo:paragraph-rsid="0013327a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1d419" officeooo:paragraph-rsid="0011d419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1d419" officeooo:paragraph-rsid="0013327a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3327a" officeooo:paragraph-rsid="00133d27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3327a" officeooo:paragraph-rsid="0015875b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3327a" officeooo:paragraph-rsid="0018c083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a7b85" officeooo:paragraph-rsid="001a7b85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acffd" officeooo:paragraph-rsid="001acffd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2pt" fo:font-weight="normal" officeooo:rsid="001c49af" officeooo:paragraph-rsid="001c49af" style:font-size-asian="12pt" style:font-weight-asian="normal" style:font-name-complex="Times New Roman" style:font-size-complex="12pt" style:font-weight-complex="normal"/>
    </style:style>
    <style:style style:name="P24" style:family="paragraph">
      <style:paragraph-properties fo:margin-left="0in" fo:margin-right="0in" fo:margin-top="0in" fo:margin-bottom="0in" fo:line-height="100%" fo:text-align="center" fo:text-indent="0in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indent="0in"/>
    </style:style>
    <style:style style:name="P2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start" fo:text-indent="0in"/>
    </style:style>
    <style:style style:name="P30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2c5"/>
    </style:style>
    <style:style style:name="T2" style:family="text">
      <style:text-properties officeooo:rsid="000e4996"/>
    </style:style>
    <style:style style:name="T3" style:family="text">
      <style:text-properties fo:language="en" fo:country="US"/>
    </style:style>
    <style:style style:name="T4" style:family="text">
      <style:text-properties officeooo:rsid="0013327a"/>
    </style:style>
    <style:style style:name="T5" style:family="text">
      <style:text-properties officeooo:rsid="00133d27"/>
    </style:style>
    <style:style style:name="T6" style:family="text">
      <style:text-properties officeooo:rsid="0013dedb"/>
    </style:style>
    <style:style style:name="T7" style:family="text">
      <style:text-properties officeooo:rsid="0015875b"/>
    </style:style>
    <style:style style:name="T8" style:family="text">
      <style:text-properties officeooo:rsid="0018c083"/>
    </style:style>
    <style:style style:name="T9" style:family="text">
      <style:text-properties officeooo:rsid="001cd00d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51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9484in" fo:min-width="6.6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52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9874in" fo:min-width="3.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5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54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5154in" fo:min-width="2.1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5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5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9in" fo:min-width="0.74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5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59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161in" fo:min-width="2.2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6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6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866in" fo:min-width="0.6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62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3736in" fo:min-width="0.7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63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0827in" fo:min-width="2.32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6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66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6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68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1.161in" fo:min-width="2.32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9in" fo:min-width="0.37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7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71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7673in" fo:min-width="2.47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72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min-height="0.8457in" fo:min-width="2.47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7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189in" fo:min-width="0.6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7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75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7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7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7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79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8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8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8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8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8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8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8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ОБОТИЗИРОВАННЫЙ ПОЖАРНЫЙ КОМПЛЕКС.</text:p>
      <text:p text:style-name="P2">ПРОГРАММНОЕ ОБЕСПЕЧЕНИЕ АДАПТЕРА СВЯЗИ</text:p>
      <text:p text:style-name="P3">МАГИСТРАЛИ УПРАВЛЕНИЯ.</text:p>
      <text:p text:style-name="P3"/>
      <text:p text:style-name="P3"/>
      <text:p text:style-name="P3">Master</text:p>
      <text:p text:style-name="P3">Описание программы</text:p>
      <text:p text:style-name="P3"/>
      <text:p text:style-name="P3">Листов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713313741486844046" text:style-name="L49">
        <text:list-item>
          <text:p text:style-name="P1">Общие сведения</text:p>
        </text:list-item>
        <text:list-item>
          <text:p text:style-name="P1">Функциональное назначение</text:p>
        </text:list-item>
        <text:list-item>
          <text:p text:style-name="P1">Описание логической структуры</text:p>
        </text:list-item>
        <text:list-item>
          <text:p text:style-name="P1">Используемые технические средства</text:p>
        </text:list-item>
        <text:list-item>
          <text:p text:style-name="P1">Вызов и загрузка</text:p>
        </text:list-item>
        <text:list-item>
          <text:p text:style-name="P1">Входные данные</text:p>
        </text:list-item>
        <text:list-item>
          <text:p text:style-name="P1">Выходные данные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1. Общие сведения</text:p>
      <text:p text:style-name="P5"/>
      <text:p text:style-name="P5"/>
      <text:p text:style-name="P7"><text:span text:style-name="T1">Обозначение и н</text:span>аименование программы: <text:s/>«Master».</text:p>
      <text:p text:style-name="P7"/>
      <text:p text:style-name="P7"><text:span text:style-name="T1">Программное обеспечение, необходимое для функционирование программы: Clinux.</text:span></text:p>
      <text:p text:style-name="P7"/>
      <text:p text:style-name="P8"><text:span text:style-name="T1">Языки программирования: С.</text:span></text:p>
      <text:p text:style-name="P8"/>
      <text:p text:style-name="P8"/>
      <text:p text:style-name="P6"><text:span text:style-name="T2">2. Функциональное назначение</text:span></text:p>
      <text:p text:style-name="P9"/>
      <text:p text:style-name="P9">Назначение программы:</text:p>
      <text:p text:style-name="P9"/>
      <text:list xml:id="list1319040505740882389" text:style-name="L50">
        <text:list-item>
          <text:p text:style-name="P10">логирование подключения/отключения ведомых узлов с указанием даты, времени с точностью 1 с;</text:p>
        </text:list-item>
        <text:list-item>
          <text:p text:style-name="P10">прием от ведомых узлов информации о составе сетей <text:span text:style-name="T3">RS</text:span>485 подключенных к ведомым узлам;</text:p>
        </text:list-item>
        <text:list-item>
          <text:p text:style-name="P10">выдача информации о составе сетей <text:span text:style-name="T3">RS</text:span>485 ведомым узлам при ее изменении или по запросу;</text:p>
        </text:list-item>
        <text:list-item>
          <text:p text:style-name="P10">логирование кадров, содержащих запросы на управление ПР <text:s/>с указанием даты и времени <text:s/>точностью 1 с;</text:p>
        </text:list-item>
        <text:list-item>
          <text:p text:style-name="P10">предоставляет доступ по специальному запросу к информации о составе сети, логу команд, состоянию магистрали в целом;</text:p>
        </text:list-item>
      </text:list>
      <text:p text:style-name="P11"/>
      <text:p text:style-name="P12">Функциональные ограничения на применения:</text:p>
      <text:p text:style-name="P12"/>
      <text:p text:style-name="P12"/>
      <text:p text:style-name="P13">3. Описание логической структуры</text:p>
      <text:p text:style-name="P13"/>
      <text:p text:style-name="P14">Алгоритм программы.</text:p>
      <text:p text:style-name="P14"/>
      <text:p text:style-name="P18">Открывается два серверных сокета, <text:span text:style-name="T6">к</text:span> котором клиенты устанавливают постоянное TCP соединение. Каждый клиент устанавливает 2 соединения(входящие, исходящие). Данные соединения хранятся в односвязн<text:span text:style-name="T6">ых</text:span> списках </text:p>
      <text:p text:style-name="P18"><text:span text:style-name="T5"><text:tab/>struct bo_llsock *list_in; <text:s text:c="5"/>- сокеты по которым получаем информацию от клиента.</text:span></text:p>
      <text:p text:style-name="P18"><text:span text:style-name="T5"><text:tab/>struct bo_llsock *list_out;</text:span> <text:s text:c="3"/>- <text:span text:style-name="T5">сокеты по которым отправляем информацию клиенту.</text:span></text:p>
      <text:p text:style-name="P18"/>
      <text:p text:style-name="P19"><text:span text:style-name="T7">При подключение/отключение клиента делается запись в лог файл.</text:span></text:p>
      <text:p text:style-name="P20"><text:span text:style-name="T7">Вызывается функция m_servWork(), в которой ожидается наступление событий на одном из сокетов. При наступление события на сокете из списка list_in, принимаем сообщение m_recvClientMsg(), вызываем bo_master_core(). <text:s text:c="3"/></text:span></text:p>
      <text:p text:style-name="P20"/>
      <text:p text:style-name="P20"><text:span text:style-name="T8">SET сообщение, передает информацию о сети RS-485. Данная информация сохраняется <text:s/></text:span><text:s/></text:p>
      <text:p text:style-name="P21">в хэш таблицу TOHT *tr(ключ — адрес устройства RS-485, значение — IP адрес : порт RS-485). <text:span text:style-name="T9">При внесении любых изменений в таблицу TOHT *tr, таблица роутов отправляется клиентам из списка list_out.</text:span></text:p>
      <text:p text:style-name="P14"/>
      <text:p text:style-name="P22">LOG сообщение, содержит запросы RS-485, которые необходимо сохранить в лог. Сообщения <text:s/>хранятся в циклическом массиве struct bo_cycle_arr *logArr.</text:p>
      <text:p text:style-name="P14"/>
      <text:p text:style-name="P23"><text:soft-page-break/>RLO сообщение, содержит индекс по которому извлекается LOG сообщение и отправляется клиенту. </text:p>
      <text:p text:style-name="P14"/>
      <text:p text:style-name="P14"><draw:g text:anchor-type="paragraph" draw:z-index="0" draw:style-name="gr1"><draw:custom-shape draw:style-name="gr2" draw:text-style-name="P25" svg:width="6.8106in" svg:height="2.0476in" svg:x="0.0154in" svg:y="0.0055in"><text:p text:style-name="P24"><text:span text:style-name="T10">bo_master_main() </text:span></text:p><text:p text:style-name="P24"><text:span text:style-name="T10">Инициализация</text:span></text:p><text:p text:style-name="P24"><text:span text:style-name="T10">RecvBuf — буфер для чтения из сокетов</text:span></text:p><text:p text:style-name="P24"><text:span text:style-name="T10">LogArr — табл для хранения логов ПР</text:span></text:p><text:p text:style-name="P24"><text:span text:style-name="T10">list_in — список вход сокетов</text:span></text:p><text:p text:style-name="P24"><text:span text:style-name="T10">list_out — список исход сокетов</text:span></text:p><text:p text:style-name="P24"><text:span text:style-name="T10">tab_route — таблица роутов</text:span></text:p><text:p text:style-name="P24"><text:span text:style-name="T10">Запускаем серверные сокеты</text:span></text:p><text:p text:style-name="P24"><text:span text:style-name="T10">sock_in, sock_out</text:span></text:p><draw:enhanced-geometry svg:viewBox="0 0 21600 21600" draw:type="rectangle" draw:enhanced-path="M 0 0 L 21600 0 21600 21600 0 21600 0 0 Z N"/></draw:custom-shape><draw:custom-shape draw:style-name="gr3" draw:text-style-name="P25" svg:width="3.8976in" svg:height="2.0862in" svg:x="2.8102in" svg:y="3.0374in"><text:p text:style-name="P24"><text:span text:style-name="T10">m_servWork() </text:span></text:p><text:p text:style-name="P24"><text:span text:style-name="T10">Добавляем сокеты в r_set</text:span></text:p><text:p text:style-name="P24"><text:span text:style-name="T10">FD_SET(r_set, list_in);</text:span></text:p><text:p text:style-name="P24"><text:span text:style-name="T10">FD_SET(r_set, list_out);</text:span></text:p><text:p text:style-name="P24"><text:span text:style-name="T10">FD_SET(r_set, sock_in);</text:span></text:p><text:p text:style-name="P24"><text:span text:style-name="T10">FD_SET(r_set, sock_out);</text:span></text:p><text:p text:style-name="P24"><text:span text:style-name="T10">Ожидаем события на сокетах</text:span></text:p><text:p text:style-name="P24"><text:span text:style-name="T10">timeout = 100 ms</text:span></text:p><text:p text:style-name="P24"><text:span text:style-name="T10">exec=select(rset, NULL, NULL, timeout);</text:span></text:p><draw:enhanced-geometry svg:viewBox="0 0 21600 21600" draw:type="rectangle" draw:enhanced-path="M 0 0 L 21600 0 21600 21600 0 21600 0 0 Z N"/></draw:custom-shape><draw:line draw:style-name="gr4" draw:text-style-name="P26" svg:x1="4.6803in" svg:y1="2.0528in" svg:x2="4.6803in" svg:y2="3.037in"><text:p/></draw:line><draw:custom-shape draw:style-name="gr5" draw:text-style-name="P25" svg:width="2.363in" svg:height="1.6142in" svg:x="0.2118in" svg:y="3.0374in"><text:p text:style-name="P24"><text:span text:style-name="T10">m_sendTabPacket()</text:span></text:p><text:p text:style-name="P24"><text:span text:style-name="T10">Отправка таблицы </text:span></text:p><text:p text:style-name="P24"><text:span text:style-name="T10">роутов, </text:span></text:p><text:p text:style-name="P24"><text:span text:style-name="T10">клиентам list_out</text:span></text:p><draw:enhanced-geometry svg:viewBox="0 0 21600 21600" draw:type="rectangle" draw:enhanced-path="M 0 0 L 21600 0 21600 21600 0 21600 0 0 Z N"/></draw:custom-shape><draw:line draw:style-name="gr6" draw:text-style-name="P26" svg:x1="2.8102in" svg:y1="5.0453in" svg:x2="0.8024in" svg:y2="5.0453in"><text:p/></draw:line><draw:frame draw:style-name="gr7" draw:text-style-name="P28" svg:width="0.9433in" svg:height="0.3232in" svg:x="1.511in" svg:y="4.6909in"><draw:text-box><text:p text:style-name="P27"><text:span text:style-name="T10">exec = 0</text:span></text:p></draw:text-box></draw:frame><draw:line draw:style-name="gr8" draw:text-style-name="P25" svg:x1="1.0386in" svg:y1="3.037in" svg:x2="1.0386in" svg:y2="2.5252in"><text:p/></draw:line><draw:line draw:style-name="gr9" draw:text-style-name="P25" svg:x1="4.385in" svg:y1="5.1236in" svg:x2="5.1724in" svg:y2="5.9504in"><text:p/></draw:line><draw:custom-shape draw:style-name="gr10" draw:text-style-name="P30" svg:width="2.4807in" svg:height="1.2598in" svg:x="4.5819in" svg:y="5.9508in"><text:p text:style-name="P29"><text:span text:style-name="T10">Проверка какие</text:span></text:p><text:p text:style-name="P29"><text:span text:style-name="T10"><text:s/></text:span><text:span text:style-name="T10">сокеты вызвали </text:span></text:p><text:p text:style-name="P29"><text:span text:style-name="T10">событие</text:span></text:p><draw:enhanced-geometry svg:viewBox="0 0 21600 21600" draw:type="rectangle" draw:enhanced-path="M 0 0 L 21600 0 21600 21600 0 21600 0 0 Z N"/></draw:custom-shape><draw:line draw:style-name="gr11" draw:text-style-name="P25" xml:id="id3" draw:id="id3" svg:x1="5.2508in" svg:y1="5.1236in" svg:x2="5.2508in" svg:y2="5.4386in"><text:p/></draw:line><draw:frame draw:style-name="gr12" draw:text-style-name="P31" svg:width="0.8898in" svg:height="0.2913in" svg:x="5.2673in" svg:y="5.1236in"><draw:text-box><text:p text:style-name="P27"><text:span text:style-name="T11">exec = -1</text:span></text:p></draw:text-box></draw:frame><draw:custom-shape draw:style-name="gr13" draw:text-style-name="P25" xml:id="id4" draw:id="id4" svg:width="0.985in" svg:height="0.4724in" svg:x="6.0776in" svg:y="5.2028in"><text:p text:style-name="P24"><text:span text:style-name="T10">EXIT</text:span></text:p><draw:enhanced-geometry svg:viewBox="0 0 21600 21600" draw:type="rectangle" draw:enhanced-path="M 0 0 L 21600 0 21600 21600 0 21600 0 0 Z N"/></draw:custom-shape><draw:custom-shape draw:style-name="gr14" draw:text-style-name="P25" svg:width="2.5197in" svg:height="1.1815in" svg:x="1.1571in" svg:y="6.8953in"><text:p text:style-name="P24"><text:span text:style-name="T10">КА-&gt;bo_master_core()</text:span></text:p><text:p text:style-name="P24"><text:span text:style-name="T10">Читаем сообщение</text:span></text:p><text:p text:style-name="P24"><text:span text:style-name="T10">SET|LOG|RLO</text:span></text:p><draw:enhanced-geometry svg:viewBox="0 0 21600 21600" draw:type="rectangle" draw:enhanced-path="M 0 0 L 21600 0 21600 21600 0 21600 0 0 Z N"/></draw:custom-shape><draw:line draw:style-name="gr15" draw:text-style-name="P25" svg:x1="2.7709in" svg:y1="6.2654in" svg:x2="2.3378in" svg:y2="6.2654in"><text:p/></draw:line><draw:frame draw:style-name="gr16" draw:text-style-name="P28" svg:width="0.748in" svg:height="0.4732in" svg:x="3.598in" svg:y="7.4071in"><draw:text-box><text:p text:style-name="P27"><text:span text:style-name="T10">list_in</text:span></text:p></draw:text-box></draw:frame><draw:connector draw:style-name="gr17" draw:text-style-name="P25" draw:line-skew="-3.7587in" svg:x1="-0.4177in" svg:y1="10.0449in" svg:x2="-0.3394in" svg:y2="2.5256in" draw:start-shape="id1" draw:start-glue-point="3" draw:end-shape="id2" draw:end-glue-point="3" svg:d="M-1062 25514v-19097h199v-2" svg:viewBox="0 0 201 19101"><text:p/></draw:connector><draw:line draw:style-name="gr18" draw:text-style-name="P25" xml:id="id2" draw:id="id2" svg:x1="-0.3394in" svg:y1="2.5252in" svg:x2="4.7in" svg:y2="2.5252in"><text:p/></draw:line><draw:custom-shape draw:style-name="gr19" draw:text-style-name="P30" svg:width="2.5197in" svg:height="1.2598in" svg:x="1.1571in" svg:y="5.439in"><text:p text:style-name="P29"><text:span text:style-name="T10">Закрываем сокет. </text:span></text:p><text:p text:style-name="P29"><text:span text:style-name="T10">Удаляем сокет в list_out.</text:span></text:p><text:p text:style-name="P29"><text:span text:style-name="T10"><text:s/></text:span><text:span text:style-name="T10">Удаляем все маршруты </text:span></text:p><text:p text:style-name="P29"><text:span text:style-name="T10">в tab_route.</text:span></text:p><draw:enhanced-geometry svg:viewBox="0 0 21600 21600" draw:type="rectangle" draw:enhanced-path="M 0 0 L 21600 0 21600 21600 0 21600 0 0 Z N"/></draw:custom-shape><draw:frame draw:style-name="gr20" draw:text-style-name="P28" svg:width="0.5776in" svg:height="0.3232in" svg:x="0.148in" svg:y="7.2866in"><draw:text-box><text:p text:style-name="P27"><text:span text:style-name="T10">SET</text:span></text:p></draw:text-box></draw:frame><draw:frame draw:style-name="gr21" draw:text-style-name="P28" svg:width="0.9059in" svg:height="0.4142in" svg:x="3.6366in" svg:y="5.9701in"><draw:text-box><text:p text:style-name="P27"><text:span text:style-name="T10">list_out</text:span></text:p></draw:text-box></draw:frame><draw:custom-shape draw:style-name="gr22" draw:text-style-name="P25" svg:width="2.6776in" svg:height="0.8661in" svg:x="3.6366in" svg:y="8.352in"><text:p text:style-name="P24"><text:span text:style-name="T10">m_addClient()</text:span></text:p><text:p text:style-name="P24"><text:span text:style-name="T10">Добавляем сокет </text:span></text:p><text:p text:style-name="P24"><text:span text:style-name="T10">в list_in</text:span></text:p><draw:enhanced-geometry svg:viewBox="0 0 21600 21600" draw:type="rectangle" draw:enhanced-path="M 0 0 L 21600 0 21600 21600 0 21600 0 0 Z N"/></draw:custom-shape><draw:custom-shape draw:style-name="gr23" draw:text-style-name="P25" xml:id="id6" draw:id="id6" svg:width="2.6776in" svg:height="0.9449in" svg:x="3.6366in" svg:y="9.5728in"><text:p text:style-name="P24"><text:span text:style-name="T10">m_addClientOut()</text:span></text:p><text:p text:style-name="P24"><text:span text:style-name="T10">Добавляем сокет </text:span></text:p><text:p text:style-name="P24"><text:span text:style-name="T10">в list_out</text:span></text:p><draw:enhanced-geometry svg:viewBox="0 0 21600 21600" draw:type="rectangle" draw:enhanced-path="M 0 0 L 21600 0 21600 21600 0 21600 0 0 Z N"/></draw:custom-shape><draw:frame draw:style-name="gr24" draw:text-style-name="P28" svg:width="0.8614in" svg:height="0.3232in" svg:x="5.4535in" svg:y="7.998in"><draw:text-box><text:p text:style-name="P27"><text:span text:style-name="T10">sock_in</text:span></text:p></draw:text-box></draw:frame><draw:frame draw:style-name="gr25" draw:text-style-name="P28" svg:width="1.1421in" svg:height="0.3232in" svg:x="5.3299in" svg:y="9.2972in"><draw:text-box><text:p text:style-name="P27"><text:span text:style-name="T10">sock_out</text:span></text:p></draw:text-box></draw:frame><draw:connector draw:style-name="gr26" draw:text-style-name="P26" svg:x1="5.2512in" svg:y1="5.439in" svg:x2="6.0776in" svg:y2="5.439in" draw:start-shape="id3" draw:start-glue-point="2" draw:end-shape="id4" draw:end-glue-point="3" svg:d="M13338 13815h2099" svg:viewBox="0 0 2101 2"><text:p/></draw:connector><draw:line draw:style-name="gr27" draw:text-style-name="P26" svg:x1="4.5819in" svg:y1="6.5807in" svg:x2="3.6764in" svg:y2="6.5807in"><text:p/></draw:line><draw:line draw:style-name="gr28" draw:text-style-name="P26" svg:x1="5.4087in" svg:y1="7.2102in" svg:x2="5.4087in" svg:y2="8.352in"><text:p/></draw:line><draw:line draw:style-name="gr29" draw:text-style-name="P26" xml:id="id5" draw:id="id5" svg:x1="6.7866in" svg:y1="7.2102in" svg:x2="6.7866in" svg:y2="10.0449in"><text:p/></draw:line><draw:connector draw:style-name="gr30" draw:text-style-name="P26" svg:x1="6.7866in" svg:y1="10.0453in" svg:x2="6.3138in" svg:y2="10.0453in" draw:start-shape="id5" draw:start-glue-point="2" draw:end-shape="id6" draw:end-glue-point="1" svg:d="M17238 25515h-1201" svg:viewBox="0 0 1203 2"><text:p/></draw:connector><draw:line draw:style-name="gr31" draw:text-style-name="P26" svg:x1="4.5819in" svg:y1="7.2102in" svg:x2="3.6764in" svg:y2="7.4071in"><text:p/></draw:line><draw:line draw:style-name="gr32" draw:text-style-name="P26" svg:x1="1.1563in" svg:y1="6.0689in" svg:x2="0.7626in" svg:y2="6.0689in"><text:p/></draw:line><draw:line draw:style-name="gr33" draw:text-style-name="P26" svg:x1="1.1567in" svg:y1="7.5252in" svg:x2="0.8024in" svg:y2="7.5252in"><text:p/></draw:line><draw:line draw:style-name="gr34" draw:text-style-name="P26" svg:x1="0.7626in" svg:y1="7.5252in" svg:x2="0.7626in" svg:y2="4.6512in"><text:p/></draw:line><draw:line draw:style-name="gr35" draw:text-style-name="P26" svg:x1="1.5894in" svg:y1="8.0764in" svg:x2="1.5894in" svg:y2="8.8244in"><text:p/></draw:line><draw:line draw:style-name="gr36" draw:text-style-name="P26" svg:x1="3.637in" svg:y1="8.8248in" svg:x2="-0.4181in" svg:y2="8.8248in"><text:p/></draw:line><draw:line draw:style-name="gr37" draw:text-style-name="P26" xml:id="id1" draw:id="id1" svg:x1="3.637in" svg:y1="10.0453in" svg:x2="-0.4181in" svg:y2="10.0453in"><text:p/></draw:line><draw:frame draw:style-name="gr38" draw:text-style-name="P28" svg:width="1.3787in" svg:height="0.4531in" svg:x="1.7075in" svg:y="8.1748in"><draw:text-box><text:p text:style-name="P27"><text:span text:style-name="T10">LOG|RLO</text:span></text:p></draw:text-box></draw:frame><draw:frame draw:style-name="gr39" draw:text-style-name="P31" svg:width="0.9843in" svg:height="0.4142in" svg:x="3.9126in" svg:y="5.2811in"><draw:text-box><text:p text:style-name="P27"><text:span text:style-name="T11">exec= 1</text:span></text:p></draw:text-box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Используемые методы(Структуры данных).</text:p>
      <text:p text:style-name="P14"/>
      <text:p text:style-name="P14">Структура программы с описанием функций составных частей и связи между ними.</text:p>
      <text:p text:style-name="P16"/>
      <text:p text:style-name="P16">master/main.c<text:tab/><text:tab/><text:tab/><text:tab/><text:tab/>«точка входа»</text:p>
      <text:p text:style-name="P16">src/log/bologging.c<text:tab/><text:tab/><text:tab/><text:tab/>запись логов в файл(указанный в master.cfg ) <text:tab/></text:p>
      <text:p text:style-name="P17">src/tools/dbgout.c<text:tab/><text:tab/><text:tab/><text:tab/>вывод <text:span text:style-name="T4">в stdout, если в Makefile CFLAG = -D <text:tab/><text:tab/><text:tab/><text:tab/><text:tab/><text:tab/><text:tab/>__PRINT__ </text:span></text:p>
      <text:p text:style-name="P17"/>
      <text:p text:style-name="P16">src/nettcp/bo_net_master.c<text:tab/><text:tab/><text:tab/><text:tab/><text:tab/><text:tab/></text:p>
      <text:p text:style-name="P16">src/tools/oht.c</text:p>
      <text:p text:style-name="P16">src/tools/ocfg.c</text:p>
      <text:p text:style-name="P16">src/nettcp/bo_net.c<text:tab/><text:tab/><text:tab/><text:tab/></text:p>
      <text:p text:style-name="P16">src/tools/listsock.c</text:p>
      <text:p text:style-name="P16">src/nettcp/bo_net_master_core.c</text:p>
      <text:p text:style-name="P16">src/tools/ocrc.c</text:p>
      <text:p text:style-name="P16">src/tools/ort.c</text:p>
      <text:p text:style-name="P16">src/nettcp/bo_cycle_arr.c</text:p>
      <text:p text:style-name="P16">src/nettcp/bo_net_master_core_log.c</text:p>
      <text:p text:style-name="P14"/>
      <text:p text:style-name="P14">Связи программы с другими программ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9:13:22.181313835</meta:creation-date>
    <dc:date>2014-12-17T17:38:36.800975316</dc:date>
    <meta:editing-duration>PT1H2M</meta:editing-duration>
    <meta:editing-cycles>8</meta:editing-cycles>
    <meta:generator>LibreOffice/4.3.4.1$Linux_X86_64 LibreOffice_project/bc356b2f991740509f321d70e4512a6a54c5f243</meta:generator>
    <meta:document-statistic meta:table-count="0" meta:image-count="0" meta:object-count="0" meta:page-count="5" meta:paragraph-count="53" meta:word-count="343" meta:character-count="2808" meta:non-whitespace-character-count="2474"/>
  </office:meta>
</office:document-meta>
</file>